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21c" officeooo:paragraph-rsid="001ca21c"/>
    </style:style>
    <style:style style:name="P2" style:family="paragraph" style:parent-style-name="Standard">
      <style:text-properties fo:font-size="14pt" officeooo:rsid="001dd85f" officeooo:paragraph-rsid="001dd85f" style:font-size-asian="14pt" style:font-size-complex="14pt"/>
    </style:style>
    <style:style style:name="P3" style:family="paragraph" style:parent-style-name="Standard">
      <style:text-properties fo:font-size="14pt" officeooo:rsid="001dd85f" officeooo:paragraph-rsid="001fa44c" style:font-size-asian="14pt" style:font-size-complex="14pt"/>
    </style:style>
    <style:style style:name="P4" style:family="paragraph" style:parent-style-name="Standard">
      <style:text-properties fo:font-size="14pt" officeooo:rsid="00203fcc" officeooo:paragraph-rsid="00203fcc" style:font-size-asian="14pt" style:font-size-complex="14pt"/>
    </style:style>
    <style:style style:name="P5" style:family="paragraph" style:parent-style-name="Standard">
      <style:text-properties fo:font-size="14pt" officeooo:rsid="0022261b" officeooo:paragraph-rsid="0022261b" style:font-size-asian="14pt" style:font-size-complex="14pt"/>
    </style:style>
    <style:style style:name="P6" style:family="paragraph" style:parent-style-name="Standard">
      <style:text-properties fo:font-size="14pt" officeooo:rsid="00299376" officeooo:paragraph-rsid="002a09b4" style:font-size-asian="14pt" style:font-size-complex="14pt"/>
    </style:style>
    <style:style style:name="P7" style:family="paragraph" style:parent-style-name="Standard">
      <style:text-properties fo:font-size="14pt" officeooo:rsid="002a09b4" officeooo:paragraph-rsid="002a09b4" style:font-size-asian="14pt" style:font-size-complex="14pt"/>
    </style:style>
    <style:style style:name="P8" style:family="paragraph" style:parent-style-name="Standard">
      <style:text-properties fo:font-size="14pt" officeooo:rsid="002af8c1" officeooo:paragraph-rsid="002af8c1" style:font-size-asian="14pt" style:font-size-complex="14pt"/>
    </style:style>
    <style:style style:name="P9" style:family="paragraph" style:parent-style-name="Standard">
      <style:text-properties fo:font-size="14pt" officeooo:rsid="002d152c" officeooo:paragraph-rsid="002d152c" style:font-size-asian="14pt" style:font-size-complex="14pt"/>
    </style:style>
    <style:style style:name="P10" style:family="paragraph" style:parent-style-name="Standard" style:list-style-name="L1">
      <style:text-properties fo:font-size="14pt" officeooo:rsid="0022261b" officeooo:paragraph-rsid="0022261b" style:font-size-asian="14pt" style:font-size-complex="14pt"/>
    </style:style>
    <style:style style:name="P11" style:family="paragraph" style:parent-style-name="Standard" style:list-style-name="L2">
      <style:text-properties fo:font-size="14pt" officeooo:rsid="0022261b" officeooo:paragraph-rsid="0022e1c0" style:font-size-asian="14pt" style:font-size-complex="14pt"/>
    </style:style>
    <style:style style:name="P12" style:family="paragraph" style:parent-style-name="Standard" style:list-style-name="L4">
      <style:text-properties fo:font-size="14pt" officeooo:rsid="0022261b" officeooo:paragraph-rsid="0022261b" style:font-size-asian="14pt" style:font-size-complex="14pt"/>
    </style:style>
    <style:style style:name="P13" style:family="paragraph" style:parent-style-name="Standard">
      <style:text-properties fo:font-size="14pt" officeooo:rsid="0022261b" officeooo:paragraph-rsid="0022261b" style:font-size-asian="14pt" style:font-size-complex="14pt"/>
    </style:style>
    <style:style style:name="P14" style:family="paragraph" style:parent-style-name="Standard">
      <style:text-properties fo:font-size="14pt" officeooo:rsid="001fa44c" officeooo:paragraph-rsid="001fa44c" style:font-size-asian="14pt" style:font-size-complex="14pt"/>
    </style:style>
    <style:style style:name="P15" style:family="paragraph" style:parent-style-name="Standard" style:list-style-name="L3">
      <style:text-properties fo:font-size="14pt" officeooo:rsid="0022e1c0" officeooo:paragraph-rsid="0022e1c0" style:font-size-asian="14pt" style:font-size-complex="14pt"/>
    </style:style>
    <style:style style:name="P16" style:family="paragraph" style:parent-style-name="Standard" style:list-style-name="L4">
      <style:text-properties fo:font-size="14pt" officeooo:rsid="00203fcc" officeooo:paragraph-rsid="00203fcc" style:font-size-asian="14pt" style:font-size-complex="14pt"/>
    </style:style>
    <style:style style:name="P17" style:family="paragraph" style:parent-style-name="Standard">
      <style:text-properties fo:font-size="14pt" officeooo:rsid="002a09b4" officeooo:paragraph-rsid="002a09b4" style:font-size-asian="14pt" style:font-size-complex="14pt"/>
    </style:style>
    <style:style style:name="P18" style:family="paragraph" style:parent-style-name="Standard">
      <style:text-properties fo:font-size="14pt" officeooo:rsid="0028fbff" officeooo:paragraph-rsid="0028fbff" style:font-size-asian="14pt" style:font-size-complex="14pt"/>
    </style:style>
    <style:style style:name="P19" style:family="paragraph" style:parent-style-name="Standard">
      <style:text-properties fo:font-size="18pt" fo:font-weight="bold" officeooo:rsid="001ca21c" officeooo:paragraph-rsid="001ca21c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6pt" officeooo:rsid="001dd85f" officeooo:paragraph-rsid="001dd85f" style:font-size-asian="16pt" style:font-size-complex="16pt"/>
    </style:style>
    <style:style style:name="P21" style:family="paragraph" style:parent-style-name="Standard">
      <style:text-properties fo:font-size="16pt" officeooo:rsid="002d7edb" officeooo:paragraph-rsid="002d7edb" style:font-size-asian="16pt" style:font-size-complex="16pt"/>
    </style:style>
    <style:style style:name="P22" style:family="paragraph" style:parent-style-name="Standard">
      <style:text-properties fo:font-size="16pt" officeooo:rsid="00310dde" officeooo:paragraph-rsid="00310dde" style:font-size-asian="16pt" style:font-size-complex="16pt"/>
    </style:style>
    <style:style style:name="T1" style:family="text">
      <style:text-properties officeooo:rsid="00203fcc"/>
    </style:style>
    <style:style style:name="T2" style:family="text">
      <style:text-properties officeooo:rsid="0022261b"/>
    </style:style>
    <style:style style:name="T3" style:family="text">
      <style:text-properties officeooo:rsid="0022e1c0"/>
    </style:style>
    <style:style style:name="T4" style:family="text">
      <style:text-properties officeooo:rsid="00231640"/>
    </style:style>
    <style:style style:name="T5" style:family="text">
      <style:text-properties officeooo:rsid="00264815"/>
    </style:style>
    <style:style style:name="T6" style:family="text">
      <style:text-properties officeooo:rsid="002ad938"/>
    </style:style>
    <style:style style:name="T7" style:family="text">
      <style:text-properties officeooo:rsid="002b7c33"/>
    </style:style>
    <style:style style:name="T8" style:family="text">
      <style:text-properties officeooo:rsid="002c013f"/>
    </style:style>
    <style:style style:name="T9" style:family="text">
      <style:text-properties officeooo:rsid="002d9c58"/>
    </style:style>
    <style:style style:name="T10" style:family="text">
      <style:text-properties officeooo:rsid="002ee3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EE-393 Object Detection Project</text:p>
      <text:p text:style-name="P1"/>
      <text:p text:style-name="P20">Members <text:span text:style-name="T1">&amp; Roles : </text:span></text:p>
      <text:p text:style-name="P2"/>
      <text:p text:style-name="P3">Doğukan Duduoğlu - S014905 :</text:p>
      <text:p text:style-name="P3"/>
      <text:list xml:id="list1805524570" text:style-name="L1">
        <text:list-item>
          <text:p text:style-name="P10"><text:span text:style-name="T3">Background </text:span>Research</text:p>
        </text:list-item>
        <text:list-item>
          <text:p text:style-name="P10">Object detection from a single image</text:p>
        </text:list-item>
      </text:list>
      <text:p text:style-name="P3"/>
      <text:p text:style-name="P14">Ertuğrul Özvardar – S012366 :</text:p>
      <text:p text:style-name="P3"/>
      <text:list xml:id="list638899097" text:style-name="L2">
        <text:list-item>
          <text:p text:style-name="P11"><text:span text:style-name="T3">Background </text:span>Research</text:p>
        </text:list-item>
        <text:list-item>
          <text:p text:style-name="P11">Object detection from a single image</text:p>
        </text:list-item>
      </text:list>
      <text:p text:style-name="P3"/>
      <text:p text:style-name="P14">Kerem Güre – S015664 :</text:p>
      <text:p text:style-name="P3"/>
      <text:list xml:id="list2343424082" text:style-name="L3">
        <text:list-item>
          <text:p text:style-name="P15">Code clea<text:span text:style-name="T5">nup</text:span></text:p>
        </text:list-item>
        <text:list-item>
          <text:p text:style-name="P15">Integration of object detection and <text:span text:style-name="T6">GUI</text:span></text:p>
        </text:list-item>
      </text:list>
      <text:p text:style-name="P3"/>
      <text:p text:style-name="P4">Cenker Karaörs – S014488 :</text:p>
      <text:p text:style-name="P4"/>
      <text:list xml:id="list3322315821" text:style-name="L4">
        <text:list-item>
          <text:p text:style-name="P16">Applic<text:span text:style-name="T2">ation GUI</text:span></text:p>
        </text:list-item>
        <text:list-item>
          <text:p text:style-name="P12"><text:span text:style-name="T4">Preparing </text:span>Report</text:p>
        </text:list-item>
      </text:list>
      <text:p text:style-name="P5"/>
      <text:p text:style-name="P21">Project Description:</text:p>
      <text:p text:style-name="P9"/>
      <text:p text:style-name="P6">We started the project <text:span text:style-name="T9">by</text:span> learning how to implement object detection in python.</text:p>
      <text:p text:style-name="P7">After our research was done we started to capture frames from <text:span text:style-name="T9">the </text:span>camera. <text:span text:style-name="T9">We</text:span> converted each frame to a numpy array <text:s/><text:span text:style-name="T9">then we </text:span>sent <text:span text:style-name="T10">these arrays</text:span> to the tensor flow model. At the end, we created a simple user interface using pythons tkinter library.</text:p>
      <text:p text:style-name="P7"/>
      <text:p text:style-name="P21">Motivation:</text:p>
      <text:p text:style-name="P8"/>
      <text:p text:style-name="P8"><text:span text:style-name="T7">Our </text:span>projects aim is to <text:span text:style-name="T7">provide users an object detection</text:span> experience while providing <text:span text:style-name="T7">them</text:span> a simple <text:span text:style-name="T8">user</text:span> interface to use.</text:p>
      <text:p text:style-name="P5"/>
      <text:p text:style-name="P22">Resources:</text:p>
      <text:p text:style-name="P5"/>
      <text:p text:style-name="P18"><text:a xlink:type="simple" xlink:href="https://github.com/tensorflow" text:style-name="Internet_20_link" text:visited-style-name="Visited_20_Internet_20_Link">https://github.com/tensorflow</text:a></text:p>
      <text:p text:style-name="P18"/>
      <text:p text:style-name="P18">https://opencv.org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6T16:59:14.161857443</meta:creation-date>
    <dc:date>2020-01-01T12:52:19.010107530</dc:date>
    <meta:editing-duration>PT43M24S</meta:editing-duration>
    <meta:editing-cycles>24</meta:editing-cycles>
    <meta:generator>LibreOffice/6.3.3.2$Linux_X86_64 LibreOffice_project/30$Build-2</meta:generator>
    <meta:document-statistic meta:table-count="0" meta:image-count="0" meta:object-count="0" meta:page-count="1" meta:paragraph-count="22" meta:word-count="144" meta:character-count="886" meta:non-whitespace-character-count="767"/>
  </office:meta>
</office:document-meta>
</file>